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2" svg:font-family="CMR12"/>
    <style:font-face style:name="CMSY10" svg:font-family="CMSY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list-style-name="L1">
      <style:text-properties style:font-name="Times New Roman"/>
    </style:style>
    <style:style style:name="P3" style:family="paragraph" style:parent-style-name="Standard" style:list-style-name="L2">
      <style:text-properties style:font-name="Times New Roman"/>
    </style:style>
    <style:style style:name="P4" style:family="paragraph" style:parent-style-name="Standard" style:list-style-name="L3">
      <style:text-properties style:font-name="Times New Roman"/>
    </style:style>
    <style:style style:name="T1" style:family="text">
      <style:text-properties style:font-name="CMSY10" fo:font-size="12pt" style:font-name-asian="CMSY10" style:font-size-asian="12pt" style:font-name-complex="CMSY10" style:font-size-complex="12pt"/>
    </style:style>
    <style:style style:name="T2" style:family="text">
      <style:text-properties fo:font-size="12pt" style:font-name-asian="CMSY10" style:font-size-asian="12pt" style:font-name-complex="CMSY10" style:font-size-complex="12pt"/>
    </style:style>
    <style:style style:name="T3" style:family="text">
      <style:text-properties fo:font-size="12pt" style:font-name-asian="CMR12" style:font-size-asian="12pt" style:font-name-complex="CMR12"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teilte Systeme Aufgabe 3 Kozept</text:p>
      <text:p text:style-name="Standard">Marian Triebe, Moritz Heindorf<text:span text:style-name="T1">f</text:span></text:p>
      <text:p text:style-name="P1"><text:span text:style-name="T2">{</text:span><text:span text:style-name="T3">marian.triebe, </text:span><text:a xlink:type="simple" xlink:href="mailto:moritz.heindorfg%7D@haw-hamburg.de" text:style-name="Internet_20_link" text:visited-style-name="Visited_20_Internet_20_Link"><text:span text:style-name="T3">moritz.heindorf</text:span></text:a><text:a xlink:type="simple" xlink:href="mailto:moritz.heindorfg%7D@haw-hamburg.de" text:style-name="Internet_20_link" text:visited-style-name="Visited_20_Internet_20_Link"><text:span text:style-name="T2">}</text:span></text:a><text:a xlink:type="simple" xlink:href="mailto:moritz.heindorfg%7D@haw-hamburg.de" text:style-name="Internet_20_link" text:visited-style-name="Visited_20_Internet_20_Link"><text:span text:style-name="T3">@haw-hamburg.de</text:span></text:a></text:p>
      <text:p text:style-name="P1"><text:span text:style-name="T3"/></text:p>
      <text:list xml:id="list7333538837895190877" text:style-name="L1">
        <text:list-item>
          <text:p text:style-name="P2"><text:span text:style-name="T3">Analyse der Aufgabenstellung</text:span></text:p>
        </text:list-item>
      </text:list>
      <text:p text:style-name="P1"><text:span text:style-name="T3"/></text:p>
      <text:p text:style-name="P1"><text:span text:style-name="T3">Es ist ein verteiltes Programm zu entwickeln das Sensordaten auf einem vorgegebenen Interface ausgibt.</text:span></text:p>
      <text:p text:style-name="P1"><text:span text:style-name="T3">Das Programm soll in der lage sein die einzelnen Sensor-Komponenten selbständig zu verwalten, dazu wird ein Wahlalgorithmus verwendet der einen Koordiator bestimmt.</text:span></text:p>
      <text:p text:style-name="P1"><text:span text:style-name="T3">Außerdem soll das Programm erkennen können wenn Sensoren ausfallen, bzw. dazukommen und falls nötig erneut eine Wahl abhalten um einen neuen Koordinator zu bestimmen.</text:span></text:p>
      <text:p text:style-name="P1"><text:span text:style-name="T3">Der Koordinator ist dafür verantwortlich das alle anderen Sensoren zeitgleich ihre Messdaten an das GUI weitergeben und das nicht zwei Sensoren Daten an das selbe GUI-Element liefern.</text:span></text:p>
      <text:p text:style-name="P1"><text:span text:style-name="T3"/></text:p>
      <text:list xml:id="list5875716190999215628" text:style-name="L2">
        <text:list-item>
          <text:p text:style-name="P3"><text:span text:style-name="T3">Aufbau der Programme</text:span></text:p>
        </text:list-item>
      </text:list>
      <text:p text:style-name="P1"><text:span text:style-name="T3">Das Programm soll zur kommunikation die JAX-WS verwenden daher wird als Programmiersprache Java verwendet. Um die selbst Koordination zu ermöglichen wird der Sensor in zwei verschiedenen Betriebsarten laufen können. In der ersten handelt er als Sensor,</text:span></text:p>
      <text:p text:style-name="P1"><text:span text:style-name="T3">reagiert nur auf die vom Koordinator eingehenden Befehle. Beim Programmstart muss ihm deswegen ein die Adresse eines aktiven Sensors mitgeteilt werden damit er sich bei diesem über den aktuellen Koordinator informiren und anschließend anmelden kann.</text:span></text:p>
      <text:p text:style-name="P1"><text:span text:style-name="T3">Als Koordinator sendet der Sensor periodisch die Aufforderung ihre daten abzuliefern an die mit der GUI-Anwendung verbundenen Sensoren. Sollte einer der Sensoren nicht auf eine Anfrage reagieren muss der Koordinator die Liste über die aktuell aktiven Sensoren aktualisieren.</text:span></text:p>
      <text:p text:style-name="P1"><text:span text:style-name="T3">Da alle Sensoren eine Liste mit allen verbundenen Sensoren enthalten kann der Bully-Algorithmus als Wahlalgorythmus zur bestimmung der Koordinators verwendet werden.</text:span></text:p>
      <text:p text:style-name="P1"><text:span text:style-name="T3"/></text:p>
      <text:list xml:id="list3014932168355434316" text:style-name="L3">
        <text:list-item>
          <text:p text:style-name="P4"><text:span text:style-name="T3">Mögliche Probleme</text:span></text:p>
        </text:list-item>
      </text:list>
      <text:p text:style-name="P1"><text:span text:style-name="T3"/></text:p>
      <text:p text:style-name="P1"><text:span text:style-name="T3">??? Dont Know ??? </text:span></text:p>
      <text:p text:style-name="P1"><text:span text:style-name="T3">alle probleme auf die ich gestoßen bin sind lösbar bzw umgeh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2" svg:font-family="CMR12"/>
    <style:font-face style:name="CMSY10" svg:font-family="CMSY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Win32 OpenOffice.org_project/411m6$Build-9775</meta:generator>
    <dc:date>2015-06-07T16:38:22.82</dc:date>
    <meta:document-statistic meta:table-count="0" meta:image-count="0" meta:object-count="0" meta:page-count="1" meta:paragraph-count="16" meta:word-count="254" meta:character-count="1819"/>
    <dc:creator>Moritz </dc:creator>
    <meta:user-defined meta:name="Info 1"/>
    <meta:user-defined meta:name="Info 2"/>
    <meta:user-defined meta:name="Info 3"/>
    <meta:user-defined meta:name="Info 4"/>
  </office:meta>
</office:document-meta>
</file>